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7452b" draw:textarea-horizontal-align="justify" draw:textarea-vertical-align="middle" draw:auto-grow-height="false" fo:min-height="1.25cm" fo:min-width="8cm" loext:decorative="false"/>
    </style:style>
    <style:style style:name="gr2" style:family="graphic" style:parent-style-name="standard">
      <style:graphic-properties draw:stroke="none" draw:fill-color="#799177" draw:textarea-horizontal-align="justify" draw:textarea-vertical-align="middle" draw:auto-grow-height="false" fo:min-height="3.5cm" fo:min-width="13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9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63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17452b" draw:textarea-horizontal-align="justify" draw:textarea-vertical-align="middle" draw:auto-grow-height="false" fo:min-height="15.5cm" fo:min-width="6.09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45cm" loext:decorative="false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.596cm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0.475cm" fo:min-width="2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462cm" loext:decorative="false"/>
      <style:paragraph-properties style:writing-mode="lr-tb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17452b"/>
      <style:paragraph-properties fo:text-align="center"/>
    </style:style>
    <style:style style:name="P2" style:family="paragraph">
      <loext:graphic-properties draw:fill-color="#799177"/>
      <style:paragraph-properties fo:text-align="center"/>
    </style:style>
    <style:style style:name="P3" style:family="paragraph">
      <style:paragraph-properties fo:text-align="center"/>
      <style:text-properties fo:color="#f2f2f2" loext:opacity="100%"/>
    </style:style>
    <style:style style:name="P4" style:family="paragraph">
      <loext:graphic-properties draw:fill="none" draw:fill-color="#ffffff"/>
      <style:paragraph-properties fo:margin-left="28.7cm" fo:margin-right="-28.5cm" fo:text-align="center" fo:text-indent="-28.7cm"/>
      <style:text-properties fo:color="#f2f2f2" loext:opacity="100%" style:font-name="Ubuntu" fo:font-size="16pt" fo:font-weight="normal"/>
    </style:style>
    <style:style style:name="P5" style:family="paragraph">
      <loext:graphic-properties draw:fill="none" draw:fill-color="#ffffff"/>
      <style:paragraph-properties fo:margin-left="28.7cm" fo:margin-right="-28.5cm" fo:text-indent="-28.7cm"/>
      <style:text-properties fo:color="#17452b" loext:opacity="100%" style:font-name="Ubuntu" fo:font-size="26pt" fo:font-weight="bold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17452b" loext:opacity="100%" style:font-name="Ubuntu" fo:font-size="22pt" fo:font-weight="bold" style:font-size-asian="10pt" style:font-size-complex="10pt"/>
    </style:style>
    <style:style style:name="P9" style:family="paragraph">
      <loext:graphic-properties draw:fill-color="#ffffff"/>
      <style:paragraph-properties fo:margin-left="28.7cm" fo:margin-right="-28.5cm" fo:text-align="center" fo:text-indent="-28.7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Ubuntu" fo:font-size="12pt" fo:font-weight="bold"/>
    </style:style>
    <style:style style:name="P12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799177" loext:opacity="100%" style:font-name="Ubuntu" fo:font-size="16pt" fo:font-weight="normal" style:font-size-asian="10pt" style:font-size-complex="10pt"/>
    </style:style>
    <style:style style:name="T1" style:family="text">
      <style:text-properties style:font-name="Ubuntu" fo:font-size="16pt" fo:font-weight="normal"/>
    </style:style>
    <style:style style:name="T2" style:family="text">
      <style:text-properties style:font-name="Ubuntu" fo:font-size="13pt" fo:font-style="italic" fo:font-weight="normal" style:font-size-asian="13pt" style:font-style-asian="italic" style:font-size-complex="13pt" style:font-style-complex="italic"/>
    </style:style>
    <style:style style:name="T3" style:family="text">
      <style:text-properties fo:color="#17452b" loext:opacity="100%" style:font-name="Ubuntu" fo:font-size="26pt" fo:font-weight="bold"/>
    </style:style>
    <style:style style:name="T4" style:family="text">
      <style:text-properties fo:color="#17452b" loext:opacity="100%" style:font-name="Ubuntu" fo:font-size="22pt" fo:font-weight="bold" style:font-size-asian="10pt" style:font-size-complex="10pt"/>
    </style:style>
    <style:style style:name="T5" style:family="text">
      <style:text-properties fo:color="#ffffff" loext:opacity="100%" style:font-name="Ubuntu" fo:font-size="12pt" fo:font-weight="bold"/>
    </style:style>
    <style:style style:name="T6" style:family="text">
      <style:text-properties fo:color="#799177" loext:opacity="100%" style:font-name="Ubuntu" fo:font-size="16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8.5cm" svg:height="1.5cm" svg:x="1.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3.75cm" svg:x="14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5cm" svg:height="1.395cm" svg:x="16.25cm" svg:y="13.178cm">
          <draw:text-box>
            <text:p text:style-name="P3"><text:span text:style-name="T1">Bruno de Lima Santos</text:span></text:p>
            <text:p text:style-name="P3"><text:span text:style-name="T2">Instituto Federal do Espírito Santo</text:span></text:p>
          </draw:text-box>
        </draw:frame>
        <draw:frame draw:style-name="gr4" draw:text-style-name="P5" draw:layer="layout" svg:width="10.596cm" svg:height="6.887cm" svg:x="1.5cm" svg:y="3cm">
          <draw:text-box>
            <text:p><text:span text:style-name="T3">Aval</text:span><text:span text:style-name="T3">iaçã</text:span><text:span text:style-name="T3">o de </text:span><text:span text:style-name="T3">capa</text:span><text:span text:style-name="T3">cida</text:span><text:span text:style-name="T3">de </text:span><text:span text:style-name="T3">pre</text:span><text:span text:style-name="T3">ditiv</text:span><text:span text:style-name="T3">a de </text:span><text:span text:style-name="T3">um </text:span><text:span text:style-name="T3">mod</text:span><text:span text:style-name="T3">elo </text:span><text:span text:style-name="T3">para </text:span><text:span text:style-name="T3">iden</text:span><text:span text:style-name="T3">tific</text:span><text:span text:style-name="T3">ar </text:span><text:span text:style-name="T3">pref</text:span><text:span text:style-name="T3">erên</text:span><text:span text:style-name="T3">cia </text:span><text:span text:style-name="T3">de </text:span><text:span text:style-name="T3">ani</text:span><text:span text:style-name="T3">me </text:span><text:span text:style-name="T3">por </text:span><text:span text:style-name="T3">usu</text:span><text:span text:style-name="T3">ári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Contextualizando o problem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Como é feito hoje.</text:span></text:p>
            <text:p text:style-name="P7"><text:span text:style-name="T6">Ganho por ter um modelo preditivo.</text:span></text:p>
            <text:p text:style-name="P7"><text:span text:style-name="T6">Possibilidade de marketing direcionado.</text:span></text:p>
            <text:p text:style-name="P7"><text:span text:style-name="T6">Problema: como definir gostar a partir do score?</text:span></text:p>
            <text:p text:style-name="P7"><text:span text:style-name="T6">Problema: metadados representam um ganho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Fluxograma de ações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Captura das três bases;</text:span></text:p>
            <text:p text:style-name="P7"><text:span text:style-name="T6">Limpeza dos dados brutos;</text:span></text:p>
            <text:p text:style-name="P7"><text:span text:style-name="T6">Execução do merge em batch para cada corte;</text:span></text:p>
            <text:p text:style-name="P7"><text:span text:style-name="T6">Processo de treinamento com 5 repetições e monte carlo;</text:span></text:p>
            <text:p text:style-name="P7"><text:span text:style-name="T6">Execução de split para reduzir quantidade de dados;</text:span></text:p>
            <text:p text:style-name="P7"><text:span text:style-name="T6">Avaliação por fatores com teste de média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metadados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local de corte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rquitetur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mostragem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09cm" svg:height="0.725cm" svg:x="1.342cm" svg:y="14.734cm">
          <draw:text-box>
            <text:p text:style-name="P10"><text:span text:style-name="T5"><text:page-number>&lt;número&gt;</text:page-number></text:span></text:p>
          </draw:text-box>
        </draw:frame>
        <draw:frame draw:style-name="gr10" draw:text-style-name="P12" draw:layer="layout" svg:width="19.5cm" svg:height="9.712cm" svg:x="7.596cm" svg:y="4cm">
          <draw:text-box>
            <text:p text:style-name="P7"><text:span text:style-name="T6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96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54:18.789344352</meta:creation-date>
    <meta:generator>LibreOffice/24.2.5.2$Linux_X86_64 LibreOffice_project/420$Build-2</meta:generator>
    <dc:date>2024-11-14T16:18:34.321956078</dc:date>
    <meta:editing-duration>PT9H12M23S</meta:editing-duration>
    <meta:editing-cycles>99</meta:editing-cycles>
    <meta:document-statistic meta:object-count="69"/>
  </office:meta>
</office:document-meta>
</file>